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mm" fo:margin-bottom="0mm" style:contextual-spacing="false"/>
    </style:style>
    <style:style style:name="P4" style:family="paragraph" style:parent-style-name="Text_20_body" style:list-style-name="L1">
      <style:text-properties officeooo:paragraph-rsid="001a426c"/>
    </style:style>
    <style:style style:name="P5" style:family="paragraph" style:parent-style-name="Text_20_body" style:list-style-name="L1">
      <style:paragraph-properties fo:margin-top="0mm" fo:margin-bottom="0mm" style:contextual-spacing="false"/>
      <style:text-properties officeooo:paragraph-rsid="001a426c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ubric Details</text:h>
      <text:list xml:id="list2370255340" text:style-name="L1">
        <text:list-item>
          <text:list>
            <text:list-item>
              <text:h text:style-name="P1" text:outline-level="2"><text:bookmark text:name="criterion_1745_1"/>Content Understanding</text:h>
            </text:list-item>
          </text:list>
          <text:p text:style-name="P2">10 possible points (33.33%)</text:p>
        </text:list-item>
      </text:list>
      <text:section text:style-name="Sect1" text:name="accordion82">
        <text:list xml:id="list232050511815550" text:continue-numbering="true" text:style-name="L1">
          <text:list-header>
            <text:p text:style-name="P4"><text:span text:style-name="T1">Excellent</text:span></text:p>
          </text:list-header>
          <text:list-item>
            <text:p text:style-name="P4"><text:bookmark text:name=":r29:"/>Excellent analysis; deep understanding of themes and concepts with strong supporting evidence.</text:p>
            <text:p text:style-name="P3">9 – 10</text:p>
            <text:p text:style-name="P2"/>
          </text:list-item>
          <text:list-item>
            <text:p text:style-name="P2">Good</text:p>
            <text:p text:style-name="P2"><text:bookmark text:name=":r30:"/>Good understanding with supporting evidence; may lack depth in some areas.</text:p>
            <text:p text:style-name="P5">6 – 8</text:p>
            <text:p text:style-name="P5"/>
          </text:list-item>
          <text:list-item>
            <text:p text:style-name="P5">Needs Improvement</text:p>
            <text:p text:style-name="P2"><text:bookmark text:name=":r31:"/>Basic understanding with minimal evidence or unclear analysis.</text:p>
            <text:p text:style-name="P3">0 - 5</text:p>
          </text:list-item>
        </text:list>
      </text:section>
      <text:list xml:id="list232049112809570" text:continue-numbering="true" text:style-name="L1">
        <text:list-item>
          <text:list>
            <text:list-item>
              <text:h text:style-name="P1" text:outline-level="2"><text:bookmark text:name="criterion_1746_1"/>Interactivity</text:h>
            </text:list-item>
          </text:list>
          <text:p text:style-name="P4">6 possible points (20%)</text:p>
        </text:list-item>
      </text:list>
      <text:section text:style-name="Sect1" text:name="accordion86">
        <text:list xml:id="list232049698687562" text:continue-numbering="true" text:style-name="L1">
          <text:list-item>
            <text:p text:style-name="P4">Excellent</text:p>
            <text:p text:style-name="P4"><text:bookmark text:name=":r26:"/>Highly engaging and innovative interactive elements; well-integrated.</text:p>
            <text:p text:style-name="P3">5 – 6</text:p>
            <text:p text:style-name="P2"/>
          </text:list-item>
          <text:list-item>
            <text:p text:style-name="P2">Good</text:p>
            <text:p text:style-name="P2"><text:bookmark text:name=":r27:"/>Interactive elements present and effective but may lack creativity or smooth integration.</text:p>
            <text:p text:style-name="P5">3 – 4</text:p>
            <text:p text:style-name="P5"/>
          </text:list-item>
          <text:list-item>
            <text:p text:style-name="P5">Needs Improvement</text:p>
            <text:p text:style-name="P2"><text:bookmark text:name=":r28:"/>Minimal or poorly integrated interactivity; lacks engagement.</text:p>
            <text:p text:style-name="P3">0 - 2</text:p>
          </text:list-item>
        </text:list>
      </text:section>
      <text:h text:style-name="Heading_20_2" text:outline-level="2"/>
      <text:p text:style-name="Text_20_body"/>
      <text:list xml:id="list232049676901326" text:continue-numbering="true" text:style-name="L1">
        <text:list-item>
          <text:list>
            <text:list-item>
              <text:h text:style-name="P1" text:outline-level="2"><text:bookmark text:name="criterion_1747_1"/><text:soft-page-break/>Presentation Design</text:h>
            </text:list-item>
          </text:list>
          <text:p text:style-name="P2">5 possible points (16.67%)</text:p>
        </text:list-item>
      </text:list>
      <text:section text:style-name="Sect1" text:name="accordion90">
        <text:list xml:id="list232049853408348" text:continue-numbering="true" text:style-name="L1">
          <text:list-header>
            <text:p text:style-name="P2"/>
          </text:list-header>
          <text:list-item>
            <text:p text:style-name="P2">Excellent</text:p>
            <text:p text:style-name="P2"><text:bookmark text:name=":r23:"/>Visually appealing, well-organized, professional design; enhances understanding</text:p>
            <text:p text:style-name="P3">4 - 5</text:p>
            <text:p text:style-name="P2"/>
          </text:list-item>
          <text:list-item>
            <text:p text:style-name="P2">Good</text:p>
            <text:p text:style-name="P2"><text:bookmark text:name=":r24:"/>Generally organized and appealing; minor flaws in layout or design.</text:p>
            <text:p text:style-name="P3">2 - 3</text:p>
            <text:p text:style-name="P2"/>
          </text:list-item>
          <text:list-item>
            <text:p text:style-name="P2">Needs Improvement</text:p>
            <text:p text:style-name="P2"><text:bookmark text:name=":r25:"/>Cluttered or disorganized; difficult to follow or lacking visual appeal. No clear design; fails to engage or is hard to follow.</text:p>
            <text:p text:style-name="P3">0 - 1</text:p>
          </text:list-item>
        </text:list>
      </text:section>
      <text:list xml:id="list232049540338097" text:continue-numbering="true" text:style-name="L1">
        <text:list-item>
          <text:list>
            <text:list-item>
              <text:h text:style-name="P1" text:outline-level="2"><text:bookmark text:name="criterion_1748_1"/>Engagement &amp; Delivery</text:h>
            </text:list-item>
          </text:list>
          <text:p text:style-name="P2">5 possible points (16.67%)</text:p>
        </text:list-item>
      </text:list>
      <text:section text:style-name="Sect1" text:name="accordion94">
        <text:list xml:id="list232049174338218" text:continue-numbering="true" text:style-name="L1">
          <text:list-header>
            <text:p text:style-name="P2"/>
          </text:list-header>
          <text:list-item>
            <text:p text:style-name="P2">Excellent</text:p>
            <text:p text:style-name="P2"><text:bookmark text:name=":r20:"/>Confident, clear delivery; strong audience engagement.</text:p>
            <text:p text:style-name="P3">4 - 5</text:p>
            <text:p text:style-name="P2"/>
          </text:list-item>
          <text:list-item>
            <text:p text:style-name="P2">Good</text:p>
            <text:p text:style-name="P2"><text:bookmark text:name=":r21:"/>Clear delivery with good engagement; minor issues in confidence or interaction.</text:p>
            <text:p text:style-name="P3">2 - 3</text:p>
            <text:p text:style-name="P2"/>
          </text:list-item>
          <text:list-item>
            <text:p text:style-name="P2">Needs Improvement</text:p>
            <text:p text:style-name="P2"><text:bookmark text:name=":r22:"/>No engagement or poor delivery.</text:p>
            <text:p text:style-name="P3">0 - 1</text:p>
          </text:list-item>
        </text:list>
      </text:section>
      <text:list xml:id="list232048459850194" text:continue-numbering="true" text:style-name="L1">
        <text:list-item>
          <text:list>
            <text:list-item>
              <text:h text:style-name="P1" text:outline-level="2"><text:bookmark text:name="criterion_1749_1"/><text:soft-page-break/>Multimedia Use</text:h>
            </text:list-item>
          </text:list>
          <text:p text:style-name="P2">4 possible points (13.33%)</text:p>
        </text:list-item>
      </text:list>
      <text:section text:style-name="Sect1" text:name="accordion98">
        <text:list xml:id="list232048605173926" text:continue-numbering="true" text:style-name="L1">
          <text:list-header>
            <text:p text:style-name="P2"/>
          </text:list-header>
          <text:list-item>
            <text:p text:style-name="P2">Excellent</text:p>
            <text:p text:style-name="P4"><text:bookmark text:name=":r17:"/>Relevant, well-integrated multimedia; enhances the presentation significantly</text:p>
            <text:p text:style-name="P3">4 - 4</text:p>
            <text:p text:style-name="P2"/>
          </text:list-item>
          <text:list-item>
            <text:p text:style-name="P2">Good</text:p>
            <text:p text:style-name="P2"><text:bookmark text:name=":r18:"/>Effective multimedia though may lack relevance or integration, minor technical issues.</text:p>
            <text:p text:style-name="P3">2 - 3</text:p>
            <text:p text:style-name="P2"/>
          </text:list-item>
          <text:list-item>
            <text:p text:style-name="P2">Needs Improvement</text:p>
            <text:p text:style-name="P2"><text:bookmark text:name=":r19:"/>Minimal or irrelevant multimedia; technical issues disrupt the presentation.</text:p>
            <text:p text:style-name="P3">0 - 1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23:13:59.084539437</meta:creation-date>
    <dc:date>2024-10-07T23:20:48.300409705</dc:date>
    <meta:editing-duration>PT6M49S</meta:editing-duration>
    <meta:editing-cycles>1</meta:editing-cycles>
    <meta:document-statistic meta:table-count="0" meta:image-count="0" meta:object-count="0" meta:page-count="3" meta:paragraph-count="69" meta:word-count="305" meta:character-count="1649" meta:non-whitespace-character-count="1464"/>
    <meta:generator>LibreOffice/7.4.7.2$Linux_X86_64 LibreOffice_project/40$Build-2</meta:generator>
  </office:meta>
</office:document-meta>
</file>